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Mangal" svg:font-family="Mang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319cm" fo:margin-right="0.199cm" fo:margin-top="0.84cm" fo:margin-bottom="0.84cm" loext:contextual-spacing="false" fo:line-height="150%" fo:text-indent="0cm" style:auto-text-indent="false" style:page-number="auto" fo:background-color="transparent"/>
      <style:text-properties style:font-name="Times New Roman" fo:font-size="16pt" fo:language="pl" fo:country="PL" fo:font-weight="bold" officeooo:rsid="0001517c" officeooo:paragraph-rsid="0001517c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style:page-number="auto" fo:background-color="transparent"/>
      <style:text-properties style:font-name="Times New Roman" fo:font-size="14pt" fo:language="pl" fo:country="PL" fo:font-weight="bold" officeooo:rsid="00051008" officeooo:paragraph-rsid="00051008" style:font-size-asian="14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style:page-number="auto" fo:background-color="transparent"/>
      <style:text-properties style:font-name="Times New Roman" fo:font-size="12pt" fo:language="pl" fo:country="PL" fo:font-weight="normal" officeooo:rsid="0008f6df" officeooo:paragraph-rsid="0008f6df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137ab6" officeooo:paragraph-rsid="00137ab6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0e3c24" officeooo:paragraph-rsid="000e3c24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2e843" officeooo:paragraph-rsid="0012e843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1b7bc6" officeooo:paragraph-rsid="001b7bc6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051008" officeooo:paragraph-rsid="00064306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051008" officeooo:paragraph-rsid="001e7d0c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1e7d0c" officeooo:paragraph-rsid="001e7d0c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ackground-color="transparent"/>
      <style:text-properties officeooo:paragraph-rsid="001aaa56"/>
    </style:style>
    <style:style style:name="P12" style:family="paragraph" style:parent-style-name="Standard">
      <loext:graphic-properties draw:fill="none"/>
      <style:paragraph-properties fo:margin-left="0.319cm" fo:margin-right="0.199cm" fo:margin-top="0.42cm" fo:margin-bottom="0.42cm" loext:contextual-spacing="false" fo:line-height="150%" fo:text-indent="0cm" style:auto-text-indent="false" fo:break-before="page" fo:background-color="transparent"/>
      <style:text-properties style:font-name="Times New Roman" fo:font-size="14pt" fo:language="pl" fo:country="PL" fo:font-weight="bold" officeooo:rsid="00051008" officeooo:paragraph-rsid="00064306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style:page-number="auto" fo:background-color="transparent"/>
      <style:text-properties officeooo:paragraph-rsid="001dd3d1"/>
    </style:style>
    <style:style style:name="P14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137ab6" officeooo:paragraph-rsid="00137ab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167e14" officeooo:paragraph-rsid="00167e14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b7bc6" officeooo:paragraph-rsid="001b7bc6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d1fa8" officeooo:paragraph-rsid="001d1fa8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a498c" officeooo:paragraph-rsid="0012e84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e3667" officeooo:paragraph-rsid="00310f87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language="pl" fo:country="PL" fo:font-weight="bold" officeooo:rsid="00051008" officeooo:paragraph-rsid="001d1fa8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218597" officeooo:paragraph-rsid="00218597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295637" officeooo:paragraph-rsid="00295637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officeooo:rsid="00310f87" officeooo:paragraph-rsid="00310f87"/>
    </style:style>
    <style:style style:name="P24" style:family="paragraph" style:parent-style-name="Standard">
      <loext:graphic-properties draw:fill="none"/>
      <style:paragraph-properties fo:margin-left="0.319cm" fo:margin-right="0.199cm" fo:text-indent="0cm" style:auto-text-indent="false" fo:background-color="transparent"/>
      <style:text-properties style:font-name="Times New Roman" fo:font-size="16pt" fo:language="pl" fo:country="PL" fo:font-weight="bold" officeooo:rsid="0001517c" officeooo:paragraph-rsid="0001517c" style:font-size-asian="14pt" style:font-weight-asian="bold" style:font-size-complex="16pt" style:font-weight-complex="bold"/>
    </style:style>
    <style:style style:name="P25" style:family="paragraph" style:parent-style-name="Standard">
      <loext:graphic-properties draw:fill="none"/>
      <style:paragraph-properties fo:margin-left="0.319cm" fo:margin-right="0.199cm" fo:line-height="150%" fo:text-indent="0cm" style:auto-text-indent="false" fo:background-color="transparent"/>
      <style:text-properties style:font-name="Times New Roman" fo:font-size="16pt" fo:language="pl" fo:country="PL" fo:font-weight="bold" officeooo:rsid="0001517c" officeooo:paragraph-rsid="0001517c" style:font-size-asian="14pt" style:font-weight-asian="bold" style:font-size-complex="16pt" style:font-weight-complex="bold"/>
    </style:style>
    <style:style style:name="P26" style:family="paragraph" style:parent-style-name="Standard" style:list-style-name="L2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137ab6" officeooo:paragraph-rsid="00137ab6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32c904" officeooo:paragraph-rsid="0032c904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d1fa8" officeooo:paragraph-rsid="001d1fa8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200379" officeooo:paragraph-rsid="00200379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200379" officeooo:paragraph-rsid="00218597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209344" officeooo:paragraph-rsid="00200379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282e4f" officeooo:paragraph-rsid="002641a5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2pt" fo:language="pl" fo:country="PL" fo:font-weight="normal" officeooo:rsid="00295637" officeooo:paragraph-rsid="0029563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1b7bc6" officeooo:paragraph-rsid="001b7bc6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style="normal" fo:font-weight="normal" officeooo:rsid="00051008" officeooo:paragraph-rsid="001dd3d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2pt" fo:language="pl" fo:country="PL" fo:font-style="normal" fo:font-weight="normal" officeooo:rsid="00310f87" officeooo:paragraph-rsid="00310f8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2pt" fo:language="pl" fo:country="PL" fo:font-style="normal" fo:font-weight="normal" officeooo:rsid="00310f87" officeooo:paragraph-rsid="001e3667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4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language="pl" fo:country="PL" fo:font-weight="bold" officeooo:rsid="00051008" officeooo:paragraph-rsid="001d1fa8" style:font-size-asian="14pt" style:font-weight-asian="bold" style:font-size-complex="14pt" style:font-weight-complex="bold"/>
    </style:style>
    <style:style style:name="P39" style:family="paragraph" style:parent-style-name="Standard" style:list-style-name="L5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200379" officeooo:paragraph-rsid="00200379" style:font-size-asian="14pt" style:font-weight-asian="bold" style:font-size-complex="14pt" style:font-weight-complex="bold"/>
    </style:style>
    <style:style style:name="P40" style:family="paragraph" style:parent-style-name="Standard" style:list-style-name="L5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fo:background-color="transparent"/>
      <style:text-properties style:font-name="Times New Roman" fo:font-size="14pt" fo:language="pl" fo:country="PL" fo:font-weight="bold" officeooo:rsid="00200379" officeooo:paragraph-rsid="00218597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.319cm" fo:margin-right="0.199cm" fo:margin-top="0cm" fo:margin-bottom="0cm" loext:contextual-spacing="false" fo:line-height="150%" fo:text-align="start" style:justify-single-word="false" fo:text-indent="0cm" style:auto-text-indent="false" fo:background-color="transparent"/>
      <style:text-properties style:font-name="Times New Roman" fo:font-size="14pt" fo:language="pl" fo:country="PL" fo:font-weight="bold" officeooo:rsid="003d5b87" officeooo:paragraph-rsid="00295637" style:font-size-asian="14pt" style:font-weight-asian="bold" style:font-size-complex="14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.319cm" fo:margin-right="0.199cm" fo:margin-top="0cm" fo:margin-bottom="0cm" loext:contextual-spacing="false" fo:line-height="150%" fo:text-indent="0cm" style:auto-text-indent="false" style:page-number="auto" fo:background-color="transparent"/>
      <style:text-properties style:font-name="Times New Roman" fo:font-size="12pt" fo:language="pl" fo:country="PL" fo:font-weight="normal" officeooo:rsid="001e7d0c" officeooo:paragraph-rsid="001e7d0c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319cm" fo:margin-right="0.199cm" fo:margin-top="0cm" fo:margin-bottom="0cm" loext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12pt" fo:language="pl" fo:country="PL" fo:font-weight="normal" officeooo:rsid="001b7bc6" officeooo:paragraph-rsid="001b7bc6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style:font-name="Times New Roman" fo:font-size="12pt" fo:language="pl" fo:country="PL" fo:font-weight="normal" officeooo:rsid="002c6af4" officeooo:paragraph-rsid="001d1fa8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style:font-name="Times New Roman" fo:font-size="12pt" fo:language="pl" fo:country="PL" fo:font-weight="normal" officeooo:rsid="002d16d9" officeooo:paragraph-rsid="002d16d9" style:font-size-asian="12pt" style:font-weight-asian="normal" style:font-size-complex="12pt" style:font-weight-complex="normal"/>
    </style:style>
    <style:style style:name="P46" style:family="paragraph" style:parent-style-name="Standard" style:list-style-name="L7">
      <loext:graphic-properties draw:fill="none"/>
      <style:paragraph-properties fo:margin-top="0cm" fo:margin-bottom="0cm" loext:contextual-spacing="false" fo:line-height="150%" fo:text-align="start" style:justify-single-word="false" fo:background-color="transparent"/>
      <style:text-properties style:font-name="Times New Roman" fo:font-size="14pt" fo:language="pl" fo:country="PL" fo:font-weight="bold" officeooo:rsid="003d5b87" officeooo:paragraph-rsid="003d5b87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language="pl" fo:country="PL" fo:font-weight="normal" officeooo:rsid="00295637" officeooo:paragraph-rsid="00295637" style:font-size-asian="12pt" style:font-weight-asian="normal" style:font-size-complex="12pt" style:font-weight-complex="normal"/>
    </style:style>
    <style:style style:name="P48" style:family="paragraph">
      <style:paragraph-properties fo:line-height="100%"/>
    </style:style>
    <style:style style:name="P49" style:family="paragraph">
      <loext:graphic-properties draw:fill="none" draw:fill-color="#ffffff"/>
      <style:paragraph-properties fo:line-height="100%" style:writing-mode="lr-tb"/>
      <style:text-properties style:font-name="Courier New1"/>
    </style:style>
    <style:style style:name="P50" style:family="paragraph">
      <loext:graphic-properties draw:fill="none" draw:fill-color="#ffffff"/>
      <style:paragraph-properties fo:line-height="100%" style:writing-mode="lr-tb"/>
      <style:text-properties fo:color="#000000" style:font-name="Courier New1" fo:font-size="12pt" style:font-name-complex="Courier New1"/>
    </style:style>
    <style:style style:name="T1" style:family="text">
      <style:text-properties officeooo:rsid="000342f4"/>
    </style:style>
    <style:style style:name="T2" style:family="text">
      <style:text-properties officeooo:rsid="00064306"/>
    </style:style>
    <style:style style:name="T3" style:family="text">
      <style:text-properties officeooo:rsid="00187c46"/>
    </style:style>
    <style:style style:name="T4" style:family="text">
      <style:text-properties fo:font-style="italic" officeooo:rsid="002c6af4" style:font-style-asian="italic" style:font-style-complex="italic"/>
    </style:style>
    <style:style style:name="T5" style:family="text">
      <style:text-properties fo:font-size="14pt" fo:font-weight="bold" officeooo:rsid="0005100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64306" style:font-size-asian="14pt" style:font-weight-asian="bold" style:font-size-complex="14pt" style:font-weight-complex="bold"/>
    </style:style>
    <style:style style:name="T7" style:family="text">
      <style:text-properties officeooo:rsid="00051008"/>
    </style:style>
    <style:style style:name="T8" style:family="text">
      <style:text-properties style:font-name="Times New Roman"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language="pl" fo:country="PL" fo:font-style="normal" fo:font-weight="normal" officeooo:rsid="0005100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language="pl" fo:country="PL" fo:font-style="normal" fo:font-weight="normal" officeooo:rsid="001dd3d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language="pl" fo:country="PL" fo:font-style="normal" fo:font-weight="normal" officeooo:rsid="003180d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language="pl" fo:country="PL" fo:font-style="normal" fo:font-weight="normal" officeooo:rsid="0032c90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pl" fo:country="PL" fo:font-weight="normal" officeooo:rsid="001aaa56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pl" fo:country="PL" fo:font-weight="normal" officeooo:rsid="002a5571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pl" fo:country="PL" fo:font-weight="normal" officeooo:rsid="001b7640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pl" fo:country="PL" fo:font-weight="normal" officeooo:rsid="0036ea24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pl" fo:country="PL" fo:font-style="italic" fo:font-weight="normal" officeooo:rsid="001aaa56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Times New Roman" fo:font-size="12pt" fo:language="pl" fo:country="PL" fo:font-style="italic" fo:font-weight="normal" officeooo:rsid="003180df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09344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32ad3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82e4f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9ec6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641a5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b06c8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c5889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d5b87" style:font-size-asian="12pt" style:font-weight-asian="normal" style:font-size-complex="12pt" style:font-weight-complex="normal"/>
    </style:style>
    <style:style style:name="T2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officeooo:rsid="00200379"/>
    </style:style>
    <style:style style:name="T30" style:family="text">
      <style:text-properties officeooo:rsid="002a1664"/>
    </style:style>
    <style:style style:name="T31" style:family="text">
      <style:text-properties officeooo:rsid="002c12f2"/>
    </style:style>
    <style:style style:name="T32" style:family="text">
      <style:text-properties officeooo:rsid="002c6af4"/>
    </style:style>
    <style:style style:name="T33" style:family="text">
      <style:text-properties officeooo:rsid="002d9428"/>
    </style:style>
    <style:style style:name="T34" style:family="text">
      <style:text-properties officeooo:rsid="002f803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051008" style:font-style-asian="normal" style:font-style-complex="normal"/>
    </style:style>
    <style:style style:name="T37" style:family="text">
      <style:text-properties fo:font-style="normal" officeooo:rsid="00310f87" style:font-style-asian="normal" style:font-style-complex="normal"/>
    </style:style>
    <style:style style:name="T38" style:family="text">
      <style:text-properties officeooo:rsid="00336e2d"/>
    </style:style>
    <style:style style:name="T39" style:family="text">
      <style:text-properties officeooo:rsid="00387878"/>
    </style:style>
    <style:style style:name="T40" style:family="text">
      <style:text-properties style:font-name="Courier New1"/>
    </style:style>
    <style:style style:name="T41" style:family="text">
      <style:text-properties fo:color="#000000" style:font-name="Courier New1" fo:font-size="12pt" style:font-name-complex="Courier New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9cm" fo:text-indent="-0.635cm" fo:margin-left="1.5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9cm" fo:text-indent="-0.635cm" fo:margin-left="2.8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9cm" fo:text-indent="-0.635cm" fo:margin-left="4.1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9cm" fo:text-indent="-0.635cm" fo:margin-left="5.3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9cm" fo:text-indent="-0.635cm" fo:margin-left="6.6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9cm" fo:text-indent="-0.635cm" fo:margin-left="1.5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9cm" fo:text-indent="-0.635cm" fo:margin-left="2.8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9cm" fo:text-indent="-0.635cm" fo:margin-left="4.1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9cm" fo:text-indent="-0.635cm" fo:margin-left="5.3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9cm" fo:text-indent="-0.635cm" fo:margin-left="6.6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1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4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Implement<text:span text:style-name="T1">a</text:span>cja systemu</text:p>
      <text:p text:style-name="P2">4.1. Sekcja rejestracji użytkownika</text:p>
      <text:p text:style-name="P4">Do niezbędnych do zaimportowania bibliotek, prócz (domyślnie) Reacta, zalicza się:</text:p>
      <text:list xml:id="list2027986087" text:style-name="L2">
        <text:list-item>
          <text:p text:style-name="P26">„react-hook-form” – obsługa danych z formularza rejestracyjnego w sposób niewymagający ręcznej implementacji zmiennych czy obiektów do przechowania danych oraz nadania do warstwy back-end,</text:p>
        </text:list-item>
      </text:list>
      <text:p text:style-name="P15">Dodatkowo musimy wdrożyć klasę „AccountHandler” dostępną pod ścieżką „src/Handlers/AccountHandler.js” celem wywołania jej instancji w ciele komponentu funkcyjnego, <text:span text:style-name="T3">by następnie wykonać funkcję komunikującą obie warstwy aplikacji.</text:span></text:p>
      <text:p text:style-name="P14"/>
      <text:p text:style-name="P5"><draw:frame text:anchor-type="paragraph" draw:z-index="0" draw:name="Kształt1" draw:style-name="gr5" draw:text-style-name="P50" svg:width="15.611cm" svg:height="2.195cm" svg:x="1.228cm" svg:y="-0.256cm"><draw:text-box><text:p text:style-name="P48"><text:span text:style-name="T41">import React, {useState} from 'react'</text:span></text:p><text:p text:style-name="P48"><text:span text:style-name="T41">import {useForm} from 'react-hook-form'</text:span></text:p><text:p text:style-name="P48"><text:span text:style-name="T41">import AccountHandler from './../../handlers/AccountHandler'</text:span></text:p></draw:text-box></draw:frame></text:p>
      <text:p text:style-name="P6">Listing 4.1. Importowanie niezbędnych bibliotek do komponentu „Register”.</text:p>
      <text:p text:style-name="P18"/>
      <text:p text:style-name="P11"><text:span text:style-name="T13">Formularz rejestracyjny </text:span><text:span text:style-name="T14">zawiera sześć pól</text:span><text:span text:style-name="T13"> (ang. </text:span><text:span text:style-name="T17">Inputs</text:span><text:span text:style-name="T13">) </text:span><text:span text:style-name="T16">umożliwiających wprowadzanie danych tekstowych</text:span><text:span text:style-name="T13"> <text:s/></text:span><text:span text:style-name="T14">Dodatkowo, przycisk służący do zatwierdzania danych również działa na zasadzie znacznika „Input”, z tą różnicą, że atrybut „type” zawiera wartość „submit”. Owe rozwiązanie pozwala, zgodnie z</text:span><text:span text:style-name="T15"> działanie</text:span><text:span text:style-name="T14">m biblioteki</text:span><text:span text:style-name="T15"> “react-hook-form”, rejestrować podane dane oraz nimi zarządzać (w tym przypadku wysyłać w postaci obiektu).</text:span></text:p>
      <text:p text:style-name="P7"><text:span text:style-name="T31">W celu usprawnienia opisywanej funkcjonalności, wewnątrz</text:span> komponentu należy wywołać nową instancję klasy „AccountHandler”, można zrobić to w sposób przedstawiony na Listingu 4.2 <text:span text:style-name="T32">deklerując nową stałą (ang. </text:span><text:span text:style-name="T4">constant</text:span><text:span text:style-name="T32">) o dowolnej nazwie, wykorzystawszy przedrostek „const”</text:span>. Pozwala to na wywołanie metody w niej zawartej z podaniem odpowiedniego argumentu, jakim jest obiekt zawierający dane podane w <text:s/>formularzu rejestracyjnym.</text:p>
      <text:p text:style-name="P8"><draw:frame text:anchor-type="paragraph" draw:z-index="1" draw:name="Kształt2" draw:style-name="gr4" draw:text-style-name="P50" svg:width="12.092cm" svg:height="4.971cm" svg:x="2.842cm" svg:y="0.256cm"><draw:text-box><text:p text:style-name="P48"><text:span text:style-name="T41">const register_handler = new AccountHandler()</text:span></text:p><text:p text:style-name="P48"><text:span text:style-name="T41">const {register, handleSubmit} = useForm()</text:span></text:p><text:p text:style-name="P48"><text:span text:style-name="T41">const [submittedSuccessfully, setSubmitedSuccessfully] = useState(false)</text:span></text:p></draw:text-box></draw:frame><text:soft-page-break/></text:p>
      <text:p text:style-name="P43"/>
      <text:p text:style-name="P16"/>
      <text:p text:style-name="P16"/>
      <text:p text:style-name="P16"/>
      <text:p text:style-name="P16"/>
      <text:p text:style-name="P16"/>
      <text:p text:style-name="P16">Listing 4.2. Wywołanie instancji klasy AccountHandler w komponencie „Register”.</text:p>
      <text:p text:style-name="P16"/>
      <text:p text:style-name="P17">Następnie należy wywołać metody należące do biblioteki „react-hook-form”, jakimi są: </text:p>
      <text:list xml:id="list1532987517" text:style-name="L3">
        <text:list-item>
          <text:p text:style-name="P44">register – rejestracja wartości podanej w danym polu o wybranej nazwie. Powstałe w ten sposób właściwości wchodzą w skład obiektu zwracany z formularza,</text:p>
        </text:list-item>
        <text:list-item>
          <text:p text:style-name="P45">handleSubmit – funkcja mająca za zadanie zarządzanie <text:span text:style-name="T33">wynikami z formularza, gdzie jako parametr podaje się funkcję, której algorytm powinien się wówczas wykonać </text:span><text:span text:style-name="T34">[11]</text:span><text:span text:style-name="T33">.</text:span></text:p>
        </text:list-item>
      </text:list>
      <text:p text:style-name="P19"><text:span text:style-name="T36">K</text:span><text:span text:style-name="T35">olejną ważną częścią do zaimplementowania jest wcześniej wspomniana funkcja odpowiadająca za przesyłanie powstałych danych do warstwy back-end </text:span><text:span text:style-name="T37">bądź odesłanie informacji o błędzie.</text:span></text:p>
      <text:p text:style-name="P17"><draw:frame text:anchor-type="paragraph" draw:z-index="2" draw:name="Kształt2_0" draw:style-name="gr3" draw:text-style-name="P50" svg:width="12.277cm" svg:height="0.874cm" svg:x="2.842cm" svg:y="0.256cm"><draw:text-box><text:p text:style-name="P48"><text:span text:style-name="T41">const {register, handleSubmit} = useForm()</text:span></text:p></draw:text-box></draw:frame></text:p>
      <text:p text:style-name="P20"/>
      <text:p text:style-name="P13"><text:span text:style-name="T9">Listing 4.</text:span><text:span text:style-name="T10">3</text:span><text:span text:style-name="T9">. </text:span><text:span text:style-name="T10">Deklaracja zmiennych należących do funkcji useForm() pobranej z biblioteki „react-hook-form”</text:span><text:span text:style-name="T9">.</text:span></text:p>
      <text:p text:style-name="P35"/>
      <text:p text:style-name="P23"><text:span text:style-name="T9">G</text:span><text:span text:style-name="T8">łówna część składa się z ułożenia znaczników będących fundamentem interfejsu użytkownika opisywanego w dalszej części pracy. Pod względem funkcjonalnym najistotniejszą jego częścią jest przytoczony wcześniej formularz. Składa się z sześciu pól tekstowych, z czego jeden (przeznaczony do uzupełnienia daty urodzenia użytkownika, zawierający atrybut „type” o wartości „date”). </text:span><text:span text:style-name="T11">Pozostałe z wymienionych zawierają typ „text”. Dodatkowo jednak funkcję przycisku (ang. </text:span><text:span text:style-name="T18">Button</text:span><text:span text:style-name="T11">) </text:span><text:span text:style-name="T12">pełni kolejny znacznik „input” z atrybutem „type” o wartości „submit”</text:span></text:p>
      <text:p text:style-name="P36"/>
      <text:p text:style-name="P36"><draw:frame text:anchor-type="paragraph" draw:z-index="4" draw:name="Kształt4" draw:style-name="gr1" draw:text-style-name="P49" svg:width="12.992cm" svg:height="2.08cm" svg:x="2.709cm" svg:y="0.053cm"><draw:text-box><text:p text:style-name="P48"><text:span text:style-name="T40">&lt;input type="text" placeholder=’field' {...register('field)}/&gt;</text:span></text:p><text:p text:style-name="P48"><text:span text:style-name="T40">&lt;input type="text" placeholder=’field' {...register('field)}/&gt;</text:span></text:p></draw:text-box></draw:frame></text:p>
      <text:p text:style-name="P35"/>
      <text:p text:style-name="P37"/>
      <text:list xml:id="list194245199" text:style-name="L4">
        <text:list-header>
          <text:p text:style-name="P27"><text:span text:style-name="T7">L</text:span>isting 4.4. <text:span text:style-name="T38">Budowa pól dla danych wejściowych</text:span></text:p>
          <text:p text:style-name="P38"><text:soft-page-break/></text:p>
          <text:p text:style-name="P28"><text:span text:style-name="T5">4.</text:span><text:span text:style-name="T6">2</text:span><text:span text:style-name="T5">. Sekcja </text:span><text:span text:style-name="T6">logowania</text:span></text:p>
        </text:list-header>
      </text:list>
      <text:p text:style-name="P3">Sekcja logowania</text:p>
      <text:p text:style-name="P8">4.<text:span text:style-name="T2">3</text:span>. Sekcja <text:span text:style-name="T2">zmiany hasła</text:span></text:p>
      <text:p text:style-name="P9">4.<text:span text:style-name="T2">4</text:span>. S<text:span text:style-name="T2">truktura strony głównej </text:span><text:span text:style-name="T29">i</text:span><text:span text:style-name="T2"> jej zawartość</text:span></text:p>
      <text:p text:style-name="P42">Zawartość strony głównej składa się z czterech filarów:</text:p>
      <text:list xml:id="list1105931288" text:style-name="L5">
        <text:list-item>
          <text:p text:style-name="P29">„Header” – jest to nagłówek występujący nie tylko w panelu głównym, ale i innych podstronach,</text:p>
        </text:list-item>
        <text:list-item>
          <text:p text:style-name="P40"><text:span text:style-name="T19">„LeftNav” – ulokowana po lewej stronie interfejsu użytkownika cześć nawigacyjna przech</text:span><text:span text:style-name="T20">o</text:span><text:span text:style-name="T19">wuj</text:span><text:span text:style-name="T20">ą</text:span><text:span text:style-name="T19">ca trzy widgety odnoszące się kolejno do: strony podglądu profilu, sekcji danych z giełdy oraz sekcji danych z rynku kryptowalut,</text:span></text:p>
        </text:list-item>
        <text:list-item>
          <text:p text:style-name="P30">„PostSection” – zewnętrzny komponent stanowiący bardzo istotną część strony głównej: przeznaczony do zarówno tworzenia postów, jak i wyświetlania utworzonych i zapisanych już w systemie treści,</text:p>
        </text:list-item>
        <text:list-item>
          <text:p text:style-name="P39"><text:span text:style-name="T19">„</text:span><text:span text:style-name="T20">RightNav” – ulokowana po prawej stronie interfejsu użytkownika część nawigacyjna przeznaczona do wyświetlania widgetów będących odnośnikami do: portfela użytkownika, oraz sekcji wiadomości.</text:span></text:p>
        </text:list-item>
      </text:list>
      <text:p text:style-name="P31"/>
      <text:p text:style-name="P21"><text:span text:style-name="T20">N</text:span><text:span text:style-name="T19">agłówek jest oddzielnym komponentem zawartym w projekcie front-end pod ścieżką <text:s/>„</text:span><text:span text:style-name="T21">src/Elements/Header/Header.js</text:span><text:span text:style-name="T19">”, </text:span><text:span text:style-name="T23">a jej i</text:span><text:span text:style-name="T24">mplementację zaczyna się od zaimplementowania niezbędnych komponentów, (oczywiście pomijając biblioteki „react” oraz „styled-components”, są one konieczne do zaimportowania w każdej podstronie), </text:span><text:span text:style-name="T22">dotyczy to głównie bibliotek tj.:</text:span></text:p>
      <text:list xml:id="list3148822185" text:style-name="L6">
        <text:list-item>
          <text:p text:style-name="P32">„react-icons” – do wyświetlania ikon (ze względu na to, że na owa biblioteka zawiera bazę pozycji z różnych innych źródeł, przy imporcie do jej nazwy dodajemy skrót danego źródła),</text:p>
        </text:list-item>
        <text:list-item>
          <text:p text:style-name="P32">„react-router-dom” – umożliwiającej dostęp do funkcji „useNavigate()” pozwalającej nawigować do odpowiedniej ścieżki docelowej (w efekcie konkretnej podstrony),</text:p>
        </text:list-item>
        <text:list-item>
          <text:p text:style-name="P32">„react-cookies” – pozwalającej na użycie funkcji „useCookies()” w celu odczytu pliku zapisanego w przeglądarce internetowej z danymi zalogowanego użytkownika.</text:p>
        </text:list-item>
      </text:list>
      <text:p text:style-name="P22"><text:soft-page-break/><text:span text:style-name="T22">O</text:span><text:span text:style-name="T19">dpowiedni sposób implementacji wyżej wymienionych funkcjonalności przedstawiony został w Listingu 4.4.</text:span></text:p>
      <text:p text:style-name="P33"><draw:frame text:anchor-type="paragraph" draw:z-index="3" draw:name="Kształt3" draw:style-name="gr2" draw:text-style-name="P50" svg:width="15.77cm" svg:height="21.113cm" svg:x="1.254cm" svg:y="0.25cm"><draw:text-box><text:p text:style-name="P48"><text:span text:style-name="T41">import {useNavigate} from 'react-router-dom'</text:span></text:p><text:p text:style-name="P48"><text:span text:style-name="T41">import {useCookies} from 'react-cookie'</text:span></text:p><text:p text:style-name="P48"><text:span text:style-name="T41">import {HiHome} from 'react-icons/hi'</text:span></text:p><text:p text:style-name="P48"><text:span text:style-name="T41">import {AiFillWechat} from 'react-icons/ai'</text:span></text:p><text:p text:style-name="P48"><text:span text:style-name="T41">import {FiSearch, FiLogOut} from 'react-icons/fi'</text:span></text:p><text:p text:style-name="P48"><text:span text:style-name="T41"/></text:p><text:p text:style-name="P48"><text:span text:style-name="T41">function Header() {</text:span></text:p><text:p text:style-name="P48"><text:span text:style-name="T41"/></text:p><text:p text:style-name="P48"><text:span text:style-name="T41"><text:s text:c="4"/></text:span><text:span text:style-name="T41">const [cookies, removeCookie] = useCookies()</text:span></text:p><text:p text:style-name="P48"><text:span text:style-name="T41"><text:s text:c="4"/></text:span><text:span text:style-name="T41">const navigate = useNavigate()</text:span></text:p><text:p text:style-name="P48"><text:span text:style-name="T41"/></text:p><text:p text:style-name="P48"><text:span text:style-name="T41"><text:s text:c="2"/></text:span><text:span text:style-name="T41">return (</text:span></text:p><text:p text:style-name="P48"><text:span text:style-name="T41"><text:s text:c="4"/></text:span><text:span text:style-name="T41">&lt;Container&gt;</text:span></text:p><text:p text:style-name="P48"><text:span text:style-name="T41"><text:s text:c="8"/></text:span><text:span text:style-name="T41">&lt;Nav&gt;</text:span></text:p><text:p text:style-name="P48"><text:span text:style-name="T41"><text:s text:c="12"/></text:span><text:span text:style-name="T41">&lt;Option onClick={() =&gt; {</text:span></text:p><text:p text:style-name="P48"><text:span text:style-name="T41"><text:s text:c="16"/></text:span><text:span text:style-name="T41">navigate('/dashboard')</text:span></text:p><text:p text:style-name="P48"><text:span text:style-name="T41"><text:s text:c="12"/></text:span><text:span text:style-name="T41">}}&gt;</text:span></text:p><text:p text:style-name="P48"><text:span text:style-name="T41"><text:s text:c="16"/></text:span><text:span text:style-name="T41">&lt;HiHome/&gt;</text:span></text:p><text:p text:style-name="P48"><text:span text:style-name="T41"><text:s text:c="12"/></text:span><text:span text:style-name="T41">&lt;/Option&gt;</text:span></text:p><text:p text:style-name="P48"><text:span text:style-name="T41"><text:s text:c="12"/></text:span><text:span text:style-name="T41">&lt;Option onClick={() =&gt; {</text:span></text:p><text:p text:style-name="P48"><text:span text:style-name="T41"><text:s text:c="16"/></text:span><text:span text:style-name="T41">navigate('/chatList')</text:span></text:p><text:p text:style-name="P48"><text:span text:style-name="T41"><text:s text:c="12"/></text:span><text:span text:style-name="T41">}}&gt;</text:span></text:p><text:p text:style-name="P48"><text:span text:style-name="T41"><text:s text:c="16"/></text:span><text:span text:style-name="T41">&lt;AiFillWechat/&gt;</text:span></text:p><text:p text:style-name="P48"><text:span text:style-name="T41"><text:s text:c="12"/></text:span><text:span text:style-name="T41">&lt;/Option&gt;</text:span></text:p><text:p text:style-name="P48"><text:span text:style-name="T41"><text:s text:c="12"/></text:span><text:span text:style-name="T41">&lt;Option onClick={() =&gt; {</text:span></text:p><text:p text:style-name="P48"><text:span text:style-name="T41"><text:s text:c="16"/></text:span><text:span text:style-name="T41">console.log('search')</text:span></text:p><text:p text:style-name="P48"><text:span text:style-name="T41"><text:s text:c="12"/></text:span><text:span text:style-name="T41">}}&gt;</text:span></text:p><text:p text:style-name="P48"><text:span text:style-name="T41"><text:s text:c="16"/></text:span><text:span text:style-name="T41">&lt;FiSearch/&gt;</text:span></text:p><text:p text:style-name="P48"><text:span text:style-name="T41"><text:s text:c="12"/></text:span><text:span text:style-name="T41">&lt;/Option&gt;</text:span></text:p><text:p text:style-name="P48"><text:span text:style-name="T41"><text:s text:c="12"/></text:span><text:span text:style-name="T41">&lt;Option onClick={() =&gt; {</text:span></text:p><text:p text:style-name="P48"><text:span text:style-name="T41"><text:s text:c="16"/></text:span><text:span text:style-name="T41">try {</text:span></text:p><text:p text:style-name="P48"><text:span text:style-name="T41"><text:s text:c="20"/></text:span><text:span text:style-name="T41">removeCookie(cookies.loginData[0])</text:span></text:p><text:p text:style-name="P48"><text:span text:style-name="T41"><text:s text:c="20"/></text:span><text:span text:style-name="T41">console.log('User logged out!')</text:span></text:p><text:p text:style-name="P48"><text:span text:style-name="T41"><text:s text:c="20"/></text:span><text:span text:style-name="T41">navigate('/')</text:span></text:p><text:p text:style-name="P48"><text:span text:style-name="T41"><text:s text:c="16"/></text:span><text:span text:style-name="T41">} catch(err) {</text:span></text:p><text:p text:style-name="P48"><text:span text:style-name="T41"><text:s text:c="20"/></text:span><text:span text:style-name="T41">console.log(err)</text:span></text:p><text:p text:style-name="P48"><text:span text:style-name="T41"><text:s text:c="16"/></text:span><text:span text:style-name="T41">}</text:span></text:p><text:p text:style-name="P48"><text:span text:style-name="T41"><text:s text:c="12"/></text:span><text:span text:style-name="T41">}}&gt;</text:span></text:p><text:p text:style-name="P48"><text:span text:style-name="T41"><text:s text:c="16"/></text:span><text:span text:style-name="T41">&lt;FiLogOut/&gt;</text:span></text:p><text:p text:style-name="P48"><text:span text:style-name="T41"><text:s text:c="12"/></text:span><text:span text:style-name="T41">&lt;/Option&gt;</text:span></text:p><text:p text:style-name="P48"><text:span text:style-name="T41"><text:s text:c="8"/></text:span><text:span text:style-name="T41">&lt;/Nav&gt;</text:span></text:p><text:p text:style-name="P48"><text:span text:style-name="T41"><text:s text:c="4"/></text:span><text:span text:style-name="T41">&lt;/Container&gt;</text:span></text:p><text:p text:style-name="P48"><text:span text:style-name="T41"><text:s text:c="2"/></text:span><text:span text:style-name="T41">)</text:span></text:p><text:p text:style-name="P48"><text:span text:style-name="T41">}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7">Listing 4.4. <text:span text:style-name="T39">Kod źródłowy pliku „Header.js”</text:span>.</text:p>
      <text:p text:style-name="P41"><text:soft-page-break/><text:span text:style-name="T27"/></text:p>
      <text:p text:style-name="P31"/>
      <text:p text:style-name="P10"><text:span text:style-name="T7">4.</text:span><text:span text:style-name="T2">5</text:span><text:span text:style-name="T7">. Sekcja rejestracji użytkownika</text:span></text:p>
      <text:p text:style-name="P12">4.<text:span text:style-name="T2">6</text:span>. Sekcja rejestracji użytkownika</text:p>
      <text:p text:style-name="P12">4.<text:span text:style-name="T2">6</text:span>. Sekcja rejestracji użytkownika</text:p>
      <text:p text:style-name="P12">4.<text:span text:style-name="T30">11</text:span>. <text:span text:style-name="T30">Graficzny interfejs użytkownika</text:span></text:p>
      <text:p text:style-name="P24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Mangal" svg:font-family="Mang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12-15T00:12:26.261000000</dc:date>
    <meta:editing-duration>P4DT4H57M23S</meta:editing-duration>
    <meta:editing-cycles>11</meta:editing-cycles>
    <meta:document-statistic meta:table-count="0" meta:image-count="0" meta:object-count="0" meta:page-count="8" meta:paragraph-count="36" meta:word-count="611" meta:character-count="4840" meta:non-whitespace-character-count="4263"/>
  </office:meta>
</office:document-meta>
</file>